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5pt" fo:font-style="italic" style:text-underline-style="none" style:font-size-asian="15pt" style:font-style-asian="italic" style:font-size-complex="15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4pt" fo:font-style="normal" style:text-underline-style="none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66cc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66cc" fo:font-size="14pt" fo:font-style="italic" style:text-underline-style="none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center" style:justify-single-word="false"/>
      <style:text-properties fo:color="#0066cc" fo:font-size="16pt" fo:font-style="italic" style:text-underline-style="none" style:font-size-asian="16pt" style:font-style-asian="italic" style:font-size-complex="16pt" style:font-style-complex="italic"/>
    </style:style>
    <style:style style:name="P9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99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9900" fo:font-size="14pt" fo:font-style="italic" style:text-underline-style="none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cc0000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c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66ff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66ff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fo:color="#0066cc" fo:font-size="14pt" fo:font-style="italic" style:text-underline-style="none" style:font-size-asian="14pt" style:font-style-asian="italic" style:font-size-complex="14pt" style:font-style-complex="italic"/>
    </style:style>
    <style:style style:name="P18" style:family="paragraph" style:parent-style-name="Standard">
      <style:paragraph-properties fo:text-align="center" style:justify-single-word="false"/>
      <style:text-properties fo:color="#cc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 :</text:p>
      <text:p text:style-name="P1"/>
      <text:p text:style-name="P1">Bidule Photographie</text:p>
      <text:p text:style-name="P1"/>
      <text:p text:style-name="P8">Descriptions du sites et fonctionnalités :</text:p>
      <text:p text:style-name="P4">Site vitrine pour un photographe.</text:p>
      <text:p text:style-name="P4"/>
      <text:p text:style-name="P6">Fonctionnalité à destination de l'utilisateur :</text:p>
      <text:p text:style-name="P5">Contacter le photographe via un formulaire de contact.</text:p>
      <text:p text:style-name="P5"/>
      <text:p text:style-name="P6">Fonctionnalité à destination de l'admin :</text:p>
      <text:p text:style-name="P5">se connecter.</text:p>
      <text:p text:style-name="P5">Créer de nouvelle catégorie</text:p>
      <text:p text:style-name="P5">charger/modifier/supprimer des photos dans le site.</text:p>
      <text:p text:style-name="P6"/>
      <text:p text:style-name="P6">Nombre de page et leur description :</text:p>
      <text:p text:style-name="P11">Page d'acceuil :</text:p>
      <text:p text:style-name="P4">Photo de fond chargé depuis la base de donnée.</text:p>
      <text:p text:style-name="P4">Barre de navigation qui mène vers :</text:p>
      <text:p text:style-name="P4">La gallerie photo.</text:p>
      <text:p text:style-name="P4">Une page à propos.</text:p>
      <text:p text:style-name="P4">La page de contact.</text:p>
      <text:p text:style-name="P4">Une page Info.</text:p>
      <text:p text:style-name="P4"/>
      <text:p text:style-name="P12">La gallerie d'album:</text:p>
      <text:p text:style-name="P9">Contient toutes les albums.</text:p>
      <text:p text:style-name="P9"/>
      <text:p text:style-name="P12">La gallerie photo:</text:p>
      <text:p text:style-name="P9">Contient toutes les photos de l'albums sélectionné.</text:p>
      <text:p text:style-name="P4">Un dossier admin.</text:p>
      <text:p text:style-name="P4"/>
      <text:p text:style-name="P12">La page à propos:</text:p>
      <text:p text:style-name="P9">Présentation du photographe.</text:p>
      <text:p text:style-name="P9"/>
      <text:p text:style-name="P17">La page de contact:</text:p>
      <text:p text:style-name="P9">Formulaire de contact qui stocke le message dans une messagerie privée</text:p>
      <text:p text:style-name="P9">sur la page admin.</text:p>
      <text:p text:style-name="P9"/>
      <text:p text:style-name="P7">Une page info:</text:p>
      <text:p text:style-name="P9">Permet de suivre les actualités du photographe.</text:p>
      <text:p text:style-name="P9">Expo, projet ect.</text:p>
      <text:p text:style-name="P4"/>
      <text:p text:style-name="P4"/>
      <text:p text:style-name="P13">BACK OFFICE :</text:p>
      <text:p text:style-name="P13"/>
      <text:p text:style-name="P10">Page d'acceuil:</text:p>
      <text:p text:style-name="P10">Connection.</text:p>
      <text:p text:style-name="P10"/>
      <text:p text:style-name="P10">Une fois connecté :</text:p>
      <text:p text:style-name="P10">Auto direction vers la page proposant différente option:</text:p>
      <text:p text:style-name="P10"/>
      <text:p text:style-name="P10">Créer/modifier/supprimer une catégrie.</text:p>
      <text:p text:style-name="P10"/>
      <text:p text:style-name="P10">Créer/modifer/supprimer un album.</text:p>
      <text:p text:style-name="P10"/>
      <text:p text:style-name="P10">Cliquer sur album mène une page pour:</text:p>
      <text:p text:style-name="P10">Ajouter/modifier/supprimer des photos.</text:p>
      <text:p text:style-name="P4"/>
      <text:p text:style-name="P4">Modifier/Supprimer contenu page about.</text:p>
      <text:p text:style-name="P4"/>
      <text:p text:style-name="P4">Modifier/Supprimer contenu page actualité.</text:p>
      <text:p text:style-name="P4"/>
      <text:p text:style-name="P4">Lien vers une page mail intern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3">PATCH :</text:p>
      <text:p text:style-name="P14"/>
      <text:p text:style-name="P14">Forcer FORMAT des images lors de l'envoie des formulaires.</text:p>
      <text:p text:style-name="P14"/>
      <text:p text:style-name="P14">Forcer le POIDS des images lors de l'envoie des formulaires.</text:p>
      <text:p text:style-name="P14">(Refuser valeur si dépassé ou Compresser ?)</text:p>
      <text:p text:style-name="P14">(Format idéal taille image pour chargement ?)</text:p>
      <text:p text:style-name="P14"/>
      <text:p text:style-name="P15">NEW FEATURE:</text:p>
      <text:p text:style-name="P15"/>
      <text:p text:style-name="P16">Créer la gallerie de visionnage lors de clic sur l'image.</text:p>
      <text:p text:style-name="P16"/>
      <text:p text:style-name="P16">Mettre en ligne le site et tester les temps de chargement.</text:p>
      <text:p text:style-name="P16"/>
      <text:p text:style-name="P16">Faire URL prop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52M21S</meta:editing-duration>
    <meta:editing-cycles>7</meta:editing-cycles>
    <meta:generator>OpenOffice/4.1.7$Win32 OpenOffice.org_project/417m1$Build-9800</meta:generator>
    <dc:date>2022-10-10T15:06:55.72</dc:date>
    <dc:creator>Yoan Sabatier</dc:creator>
    <meta:document-statistic meta:table-count="0" meta:image-count="0" meta:object-count="0" meta:page-count="3" meta:paragraph-count="52" meta:word-count="257" meta:character-count="1641"/>
    <meta:user-defined meta:name="Info 1"/>
    <meta:user-defined meta:name="Info 2"/>
    <meta:user-defined meta:name="Info 3"/>
    <meta:user-defined meta:name="Info 4"/>
  </office:meta>
</office:document-meta>
</file>